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9f776" officeooo:paragraph-rsid="0019f776"/>
    </style:style>
    <style:style style:name="P2" style:family="paragraph" style:parent-style-name="Standard">
      <style:paragraph-properties fo:line-height="150%" fo:text-align="justify" style:justify-single-word="false"/>
      <style:text-properties officeooo:rsid="001c9f0f" officeooo:paragraph-rsid="001c9f0f"/>
    </style:style>
    <style:style style:name="P3" style:family="paragraph" style:parent-style-name="Standard">
      <style:paragraph-properties fo:line-height="150%" fo:text-align="justify" style:justify-single-word="false"/>
      <style:text-properties officeooo:rsid="001cfcd0" officeooo:paragraph-rsid="001cfcd0"/>
    </style:style>
    <style:style style:name="P4" style:family="paragraph" style:parent-style-name="Standard">
      <style:paragraph-properties fo:line-height="150%" fo:text-align="center" style:justify-single-word="false"/>
      <style:text-properties fo:color="#146a2e" style:font-name="Arial" officeooo:rsid="0014edbe" officeooo:paragraph-rsid="0014edbe"/>
    </style:style>
    <style:style style:name="P5" style:family="paragraph" style:parent-style-name="Standard">
      <style:paragraph-properties fo:line-height="150%" fo:text-align="center" style:justify-single-word="false"/>
      <style:text-properties style:font-name="Arial" officeooo:rsid="0014edbe" officeooo:paragraph-rsid="0014edbe"/>
    </style:style>
    <style:style style:name="P6" style:family="paragraph" style:parent-style-name="Standard">
      <style:paragraph-properties fo:line-height="150%" fo:text-align="justify" style:justify-single-word="false"/>
      <style:text-properties style:font-name="Arial" officeooo:rsid="0014edbe" officeooo:paragraph-rsid="0014edbe"/>
    </style:style>
    <style:style style:name="P7" style:family="paragraph" style:parent-style-name="Standard">
      <style:paragraph-properties fo:line-height="150%" fo:text-align="justify" style:justify-single-word="false"/>
      <style:text-properties style:font-name="Arial" fo:font-weight="bold" officeooo:rsid="0014edbe" officeooo:paragraph-rsid="0014edbe" style:font-weight-asian="bold" style:font-weight-complex="bold"/>
    </style:style>
    <style:style style:name="P8" style:family="paragraph" style:parent-style-name="Standard">
      <style:paragraph-properties fo:line-height="150%" fo:text-align="justify" style:justify-single-word="false"/>
      <style:text-properties style:font-name="Arial" officeooo:rsid="001664bf" officeooo:paragraph-rsid="001664bf"/>
    </style:style>
    <style:style style:name="P9" style:family="paragraph" style:parent-style-name="Standard">
      <style:paragraph-properties fo:line-height="150%" fo:text-align="justify" style:justify-single-word="false"/>
      <style:text-properties officeooo:paragraph-rsid="0018bc44"/>
    </style:style>
    <style:style style:name="P10" style:family="paragraph" style:parent-style-name="Standard">
      <style:paragraph-properties fo:line-height="150%" fo:text-align="justify" style:justify-single-word="false"/>
      <style:text-properties officeooo:paragraph-rsid="001d4e62"/>
    </style:style>
    <style:style style:name="P11" style:family="paragraph" style:parent-style-name="Standard">
      <style:paragraph-properties fo:line-height="150%" fo:text-align="justify" style:justify-single-word="false"/>
      <style:text-properties officeooo:rsid="0018bc44" officeooo:paragraph-rsid="0018bc44"/>
    </style:style>
    <style:style style:name="P12" style:family="paragraph" style:parent-style-name="Standard">
      <style:paragraph-properties fo:line-height="150%" fo:text-align="justify" style:justify-single-word="false"/>
      <style:text-properties officeooo:rsid="001dbc1e" officeooo:paragraph-rsid="001dbc1e"/>
    </style:style>
    <style:style style:name="P13" style:family="paragraph" style:parent-style-name="Standard">
      <style:paragraph-properties fo:line-height="150%" fo:text-align="justify" style:justify-single-word="false"/>
      <style:text-properties officeooo:rsid="001e2efc" officeooo:paragraph-rsid="001e2efc"/>
    </style:style>
    <style:style style:name="P14" style:family="paragraph" style:parent-style-name="Standard">
      <style:paragraph-properties fo:line-height="150%" fo:text-align="justify" style:justify-single-word="false"/>
      <style:text-properties style:font-name="Arial" officeooo:rsid="001d4e62" officeooo:paragraph-rsid="001d4e62"/>
    </style:style>
    <style:style style:name="P15" style:family="paragraph" style:parent-style-name="Standard">
      <style:paragraph-properties fo:line-height="150%" fo:text-align="justify" style:justify-single-word="false"/>
      <style:text-properties officeooo:rsid="0020165d" officeooo:paragraph-rsid="0020165d"/>
    </style:style>
    <style:style style:name="T1" style:family="text">
      <style:text-properties officeooo:rsid="0017273a"/>
    </style:style>
    <style:style style:name="T2" style:family="text">
      <style:text-properties style:font-name="Arial"/>
    </style:style>
    <style:style style:name="T3" style:family="text">
      <style:text-properties style:font-name="Arial" officeooo:rsid="001664bf"/>
    </style:style>
    <style:style style:name="T4" style:family="text">
      <style:text-properties style:font-name="Arial" officeooo:rsid="0018bc44"/>
    </style:style>
    <style:style style:name="T5" style:family="text">
      <style:text-properties style:font-name="Arial" officeooo:rsid="0019f776"/>
    </style:style>
    <style:style style:name="T6" style:family="text">
      <style:text-properties style:font-name="Arial" officeooo:rsid="001e2efc"/>
    </style:style>
    <style:style style:name="T7" style:family="text">
      <style:text-properties style:font-name="Arial" officeooo:rsid="001d4e62"/>
    </style:style>
    <style:style style:name="T8" style:family="text">
      <style:text-properties style:font-name="Arial" officeooo:rsid="0021da4f"/>
    </style:style>
    <style:style style:name="T9" style:family="text">
      <style:text-properties fo:color="#146a2e"/>
    </style:style>
    <style:style style:name="T10" style:family="text">
      <style:text-properties fo:color="#146a2e" style:font-name="Arial"/>
    </style:style>
    <style:style style:name="T11" style:family="text">
      <style:text-properties fo:color="#146a2e" style:font-name="Arial" officeooo:rsid="001664bf"/>
    </style:style>
    <style:style style:name="T12" style:family="text">
      <style:text-properties fo:color="#146a2e" style:font-name="Arial" officeooo:rsid="0018bc44"/>
    </style:style>
    <style:style style:name="T13" style:family="text">
      <style:text-properties fo:color="#146a2e" style:font-name="Arial" officeooo:rsid="0019f7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LEXBOX</text:p>
      <text:p text:style-name="P5"/>
      <text:p text:style-name="P6"><text:tab/>O Flexbox é uma ferramenta que ajuda a estilizar o CSS de forma mais regulada, ajuda no posicionamento de objetos de forma mais responsiva. <text:span text:style-name="T1">O flex pode ser usado no objeto pai, para que os filhos recebam o comportamento.</text:span></text:p>
      <text:p text:style-name="P6"/>
      <text:p text:style-name="P6"/>
      <text:p text:style-name="P7">Comandos FLEXBOX:</text:p>
      <text:p text:style-name="P6"/>
      <text:p text:style-name="P6"><text:span text:style-name="T9">display: flex; </text:span>- Cria um alinhamento flexível para os objetos, os coloca inline, mas não restringe a suas movimentações.</text:p>
      <text:p text:style-name="P6"><text:span text:style-name="T9">align-item: center; </text:span>- Cria um alinhamento dos objetos dentro do container no centro do eixo Y.</text:p>
      <text:p text:style-name="P8"><text:span text:style-name="T9">justify-content: space-between;</text:span> - Coloca os objetos em forma justificada, ou seja, ocupando o espaço do inicio ao fim do eixo x, e o parâmetro ‘space-between’ coloca todo o espaço em brando do container entre os objetos.</text:p>
      <text:p text:style-name="P9"><text:span text:style-name="T11">justify-content: space-</text:span><text:span text:style-name="T12">around</text:span><text:span text:style-name="T11">;</text:span><text:span text:style-name="T3"> - </text:span><text:span text:style-name="T4">Distribui o espaço dentro d</text:span><text:span text:style-name="T5">o container,</text:span><text:span text:style-name="T4"> ao redor dos objetos.</text:span></text:p>
      <text:p text:style-name="P11"><text:span text:style-name="T10">flex-direction: column; </text:span><text:span text:style-name="T2">- Dita a direção que o flex adotará, por padrão ele é ‘row’, ou seja, em linha, inline, mas com o column é possível fazer com que os elementos fiquem um em baixo do outro.</text:span></text:p>
      <text:p text:style-name="P1"><text:span text:style-name="T10">flex-wrap: wrap;</text:span><text:span text:style-name="T2"> - Cria uma quebra dentro do container, o que não couber dentro do tamanho do container será quebrado e realocado de seguindo o flex-direction.</text:span></text:p>
      <text:p text:style-name="P1"><text:span text:style-name="T10">flex-flow: column wrap;</text:span><text:span text:style-name="T2"> - Dita a direção que o flex adotará e cria um quebra dentro do container, substituindo os dois comandos ‘</text:span><text:span text:style-name="T4">flex-direction: column;’</text:span><text:span text:style-name="T2"> e ‘flex-wrap: wrap;’. </text:span></text:p>
      <text:p text:style-name="P2"><text:span text:style-name="T13">order: -1; </text:span><text:span text:style-name="T2">- Ordena os itens dentro de uma flex-container, deve ser atribuído ao próprio item. Por padrão o order recebe 0, o -1 significa que aquele item vai vir em primeiro lugar.</text:span></text:p>
      <text:p text:style-name="P3"><text:span text:style-name="T13">flex-grow: 1; </text:span><text:span text:style-name="T2">- Divide em partes iguais o espaço em brando dentro da flex-container e divide em proporções para os flex-itens, neste caso, o flex-grow está dando 1 dos espaços divididos para o item a qual ele está ligado, se eu quisesse que ele desse 5 era só mudar o número 1 por 5. o flex-grow é acumulativo dentro de uma flex-container, ou seja, ele vai contar com os outros flex-grow dos outros flex-itens.</text:span></text:p>
      <text:p text:style-name="P10"><text:span text:style-name="T13">flex-shrink: 2; </text:span><text:span text:style-name="T7">- Diminui os flex-itens conforme o tamanho da tela vai diminuindo, igual o flex-grow, deve ser atribuido ao flex-item. O número indica o quanto vai diminuir em </text:span><text:soft-page-break/><text:span text:style-name="T7">relação ao espaço, neste caso, o item vai diminuir duas vezes mais do que </text:span><text:span text:style-name="T6">os outros itens.</text:span></text:p>
      <text:p text:style-name="P10"><text:span text:style-name="T13">flex-basis: 200px;</text:span> -<text:span text:style-name="T6"> Determina o tamanho base de um flex container, é bem parecido com o width, mas o flex-basis tem prioridade dentro de uma flex container. </text:span><text:span text:style-name="T8">A medida pode ser passada em porcentagem também.</text:span></text:p>
      <text:p text:style-name="P13"><text:span text:style-name="T13">flex: 1 2 200px;</text:span><text:span text:style-name="T2"> - Esse comando junta o flex-grow, flex-shrink e flex-basis, nesta ordem, o primeiro parâmetro é do grow, o segundo do shrink e o terceiro do basis. Esse comando serve para economizar linha.</text:span></text:p>
      <text:p text:style-name="P14"/>
      <text:p text:style-name="P14"/>
      <text:p text:style-name="P14"/>
      <text:p text:style-name="P14"/>
      <text:p text:style-name="P14"/>
      <text:p text:style-name="P14"/>
      <text:p text:style-name="P14"/>
      <text:p text:style-name="P12"><text:span text:style-name="T2">Site com documentação de Flexbox: </text:span><text:a xlink:type="simple" xlink:href="https://css-tricks.com/snippets/css/a-guide-to-flexbox/" text:style-name="Internet_20_link" text:visited-style-name="Visited_20_Internet_20_Link"><text:span text:style-name="T2">https://css-tricks.com/snippets/css/a-guide-to-flexbox/</text:span></text:a></text:p>
      <text:p text:style-name="P15"><text:span text:style-name="T2">Sites com jogos para treinar Flexbox: </text:span><text:a xlink:type="simple" xlink:href="http://flexboxfroggy.com/" text:style-name="Internet_20_link" text:visited-style-name="Visited_20_Internet_20_Link"><text:span text:style-name="T2">http://flexboxfroggy.com/</text:span></text:a><text:span text:style-name="T2"> </text:span><text:a xlink:type="simple" xlink:href="http://www.flexboxdefense.com/" text:style-name="Internet_20_link" text:visited-style-name="Visited_20_Internet_20_Link"><text:span text:style-name="T2">http://www.flexboxdefense.com/</text:span></text:a><text:span text:style-name="T2"> </text:span></text:p>
      <text:p text:style-name="P15"><text:span text:style-name="T2"/></text:p>
      <text:p text:style-name="P15">Meu aprendizado dentro da programação começou com Python 3, onde eu fui muito feliz, criei várias ferramentas para me ajudarem no meu dia a dia, várias ferramentas para calcular coisas específicas, como quantidade de tinta necessária para pintar uma parede, ferramentas para criações de cadastros, dentre outros, mas eu sentia que faltava ao Python uma beleza, uma estilização, daí eu resolvi aprender HTML e CSS, que ajudam a preecher essa lacuna da organização e estilização, na Trybe eu estou aprendendo cada vez mais Git e GitHub, além de estar aprimorando meus conhecimentos em HTML e CS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5T14:51:14.322916822</meta:creation-date>
    <dc:date>2021-02-23T20:16:11.182735592</dc:date>
    <meta:editing-duration>PT3H3S</meta:editing-duration>
    <meta:editing-cycles>10</meta:editing-cycles>
    <meta:generator>LibreOffice/6.4.6.2$Linux_X86_64 LibreOffice_project/40$Build-2</meta:generator>
    <meta:document-statistic meta:table-count="0" meta:image-count="0" meta:object-count="0" meta:page-count="2" meta:paragraph-count="18" meta:word-count="550" meta:character-count="3349" meta:non-whitespace-character-count="2814"/>
  </office:meta>
</office:document-meta>
</file>